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egoe UI" svg:font-family="'Segoe UI'"/>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l Spacejock book one - Sample yWriter Project</text:p>
      <text:p text:style-name="Subtitle">Simon Haynes</text:p>
      <text:h text:style-name="Heading_20_1" text:outline-level="1"><text:a xlink:type="simple" xlink:href="../proofed_parts.odt#ChID:34%7Cregion" text:style-name="Internet_20_link">Part 1</text:a></text:h>
      <text:h text:style-name="Heading_20_2" text:outline-level="2"><text:a xlink:type="simple" xlink:href="../proofed_chapters.odt#ChID:1%7Cregion" text:style-name="Internet_20_link">Chapter 1</text:a></text:h>
      <text:section text:style-name="Sect1" text:name="sc1">
        <text:p text:style-name="Text_20_body">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First_20_line_20_indent">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First_20_line_20_indent">Hal doesn't have any money, so Vurdi says he'll take an arm or leg instead, and sets Brutus on him.</text:p>
        <text:p text:style-name="First_20_line_20_indent">During the scuffle, Hal manages to tell Vurdi that he <text:soft-page-break/>accepted a cargo job earlier in the day, and will use the proceeds to settle his debts. Vurdi is suspicious, but calls Brutus off and gives Hal 24 hours.</text:p>
        <text:p text:style-name="First_20_line_20_indent">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section>
      <text:h text:style-name="Heading_20_2" text:outline-level="2"><text:a xlink:type="simple" xlink:href="../proofed_chapters.odt#ChID:2%7Cregion" text:style-name="Internet_20_link">Chapter 2</text:a></text:h>
      <text:section text:style-name="Sect1" text:name="sc2">
        <text:p text:style-name="Text_20_body">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text:p>
        <text:p text:style-name="First_20_line_20_indent">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text:soft-page-break/>crowds at their openings, Carina points out that they pay the crowds more to turn up.</text:p>
        <text:p text:style-name="First_20_line_20_indent">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h text:style-name="Heading_20_3" text:outline-level="3">Carina’s advice</text:h>
        <text:p text:style-name="First_20_line_20_indent">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First_20_line_20_indent">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text:soft-page-break/>says they should have come to him before, this is important, if they lose preferred supplier status his business is at risk, and worse still the Hinchfigs will gain on him.</text:p>
        <text:p text:style-name="First_20_line_20_indent">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section>
      <text:p text:style-name="Heading_20_4">* * *</text:p>
      <text:section text:style-name="Sect1" text:name="sc3">
        <text:p text:style-name="Text_20_body">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First_20_line_20_indent">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section>
      <text:h text:style-name="Heading_20_2" text:outline-level="2"><text:a xlink:type="simple" xlink:href="../proofed_chapters.odt#ChID:3%7Cregion" text:style-name="Internet_20_link">Chapter 3</text:a></text:h>
      <text:section text:style-name="Sect1" text:name="sc4">
        <text:p text:style-name="Text_20_body"><text:soft-page-break/>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First_20_line_20_indent">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First_20_line_20_indent">Hal prepares the ship for takeoff, but ground control won't let him leave. The Port Commander wants to see him in person. Hal leaves the ship, putting Clunk in charge.</text:p>
      </text:section>
      <text:h text:style-name="Heading_20_2" text:outline-level="2"><text:a xlink:type="simple" xlink:href="../proofed_chapters.odt#ChID:4%7Cregion" text:style-name="Internet_20_link">Chapter 4</text:a></text:h>
      <text:section text:style-name="Sect1" text:name="sc5">
        <text:p text:style-name="Text_20_body">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First_20_line_20_indent">He has to get to ground control, but they won't send a cab because of his unpaid account. He spots a robot mending fuel pipes near the back of the ship and asks whether he can borrow its vehicle (A battered old jet-powered ute). The robot refuses.</text:p>
        <text:p text:style-name="First_20_line_20_indent"><text:soft-page-break/>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First_20_line_20_indent">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First_20_line_20_indent">Hal drives off, oblivious to the flames starting to flicker around the fallen robot.</text:p>
      </text:section>
      <text:p text:style-name="Heading_20_4">* * *</text:p>
      <text:section text:style-name="Sect1" text:name="sc6">
        <text:p text:style-name="Text_20_body">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ext:soft-page-break/>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First_20_line_20_indent">Sitting at the console, Clunk uses the Black Gull's simulation mode to practice a couple of landings, then veers off and dreams he's flying the ship to a mythical robot planet.</text:p>
      </text:section>
      <text:p text:style-name="Heading_20_4">* * *</text:p>
      <text:section text:style-name="Sect1" text:name="sc7">
        <text:p text:style-name="Text_20_body">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First_20_line_20_indent">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First_20_line_20_indent">Hal decides to call his brand new best buddy Clunk, thinking the robot can ask Jerling for an advance on his <text:soft-page-break/>fee.</text:p>
      </text:section>
      <text:p text:style-name="Heading_20_4">* * *</text:p>
      <text:section text:style-name="Sect1" text:name="sc8">
        <text:p text:style-name="Text_20_body">Clunk tells Hal that Jerling won't advance any money, but Hal tells him to ask anyway. Clunk calls Jerling, who won't advance any money. Clunk mentions that he's found out what Incubots is all about, Jerling hangs up quickly.</text:p>
        <text:p text:style-name="First_20_line_20_indent">Clunk notices smoke in the air. He runs to the airlock and discovers the landing field is on fire.</text:p>
      </text:section>
      <text:h text:style-name="Heading_20_2" text:outline-level="2"><text:a xlink:type="simple" xlink:href="../proofed_chapters.odt#ChID:5%7Cregion" text:style-name="Internet_20_link">Chapter 5</text:a></text:h>
      <text:section text:style-name="Sect1" text:name="sc9">
        <text:p text:style-name="Text_20_body">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 text:style-name="First_20_line_20_indent">Then the control tower calls to say the landing field is on fire around the Black Gull.</text:p>
      </text:section>
      <text:p text:style-name="Heading_20_4">* * *</text:p>
      <text:section text:style-name="Sect1" text:name="sc10">
        <text:p text:style-name="Text_20_body">Aboard the Black Gull, Clunk wrenches panels off the walls looking for a fire extinguisher. Crunches the winch <text:soft-page-break/>controls, lowering a hook to the ground and spooling all the cable out with it. Finally gets the extinguisher and heads outside.</text:p>
        <text:p text:style-name="First_20_line_20_indent">He finds the source of the fire - the maintenance robot which Hal disabled. Clunk drags it out of the area, then returns and uses the fire extinguisher on the flames.</text:p>
        <text:p text:style-name="First_20_line_20_indent">Clunk's battery starts to run low. He continues. As the fire extinguisher begins to run low, the fuel pipes explode near the back of the ship. A piece of debris hits Clunk in the head and he falls to the ground, stunned.</text:p>
      </text:section>
      <text:h text:style-name="Heading_20_2" text:outline-level="2"><text:a xlink:type="simple" xlink:href="../proofed_chapters.odt#ChID:6%7Cregion" text:style-name="Internet_20_link">Chapter 6</text:a></text:h>
      <text:section text:style-name="Sect1" text:name="sc12">
        <text:p text:style-name="Text_20_body">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ext:section>
      <text:h text:style-name="Heading_20_2" text:outline-level="2"><text:a xlink:type="simple" xlink:href="../proofed_chapters.odt#ChID:7%7Cregion" text:style-name="Internet_20_link">Chapter 7</text:a></text:h>
      <text:section text:style-name="Sect1" text:name="sc15">
        <text:p text:style-name="Text_20_body">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ext:soft-page-break/>the local system.</text:p>
        <text:p text:style-name="First_20_line_20_indent">Talking to the Navcom, Hal suddenly discovers Clunk isn't aboard. There's a clunking noise as the winch tries to retract, but it's jammed. An image appears on screen - Clunk is dangling from the hook outside.</text:p>
        <text:p text:style-name="First_20_line_20_indent">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 text:style-name="First_20_line_20_indent">Clunk's batteries are failing, and he can't hang on much longer.</text:p>
      </text:section>
      <text:h text:style-name="Heading_20_2" text:outline-level="2"><text:a xlink:type="simple" xlink:href="../proofed_chapters.odt#ChID:8%7Cregion" text:style-name="Internet_20_link">Chapter 8</text:a></text:h>
      <text:section text:style-name="Sect1" text:name="sc17">
        <text:p text:style-name="Text_20_body">And now for something completely different.</text:p>
      </text:section>
      <text:h text:style-name="Heading_20_2" text:outline-level="2"><text:a xlink:type="simple" xlink:href="../proofed_chapters.odt#ChID:9%7Cregion" text:style-name="Internet_20_link">Chapter 9</text:a></text:h>
      <text:section text:style-name="Sect1" text:name="sc19">
        <text:p text:style-name="Text_20_body">Spoiler ends here.</text:p>
      </text:section>
      <text:h text:style-name="Heading_20_2" text:outline-level="2"><text:a xlink:type="simple" xlink:href="../proofed_chapters.odt#ChID:10%7Cregion" text:style-name="Internet_20_link">Chapter 10</text:a></text:h>
      <text:section text:style-name="Sect1" text:name="sc22">
        <text:p text:style-name="Text_20_body">This is not a joke.</text:p>
      </text:section>
      <text:h text:style-name="Heading_20_2" text:outline-level="2"><text:soft-page-break/><text:a xlink:type="simple" xlink:href="../proofed_chapters.odt#ChID:11%7Cregion" text:style-name="Internet_20_link">Chapter 11</text:a></text:h>
      <text:section text:style-name="Sect1" text:name="sc25">
        <text:p text:style-name="Text_20_body"/>
      </text:section>
      <text:p text:style-name="Heading_20_4">* * *</text:p>
      <text:section text:style-name="Sect1" text:name="sc27">
        <text:p text:style-name="Text_20_body"/>
      </text:section>
      <text:h text:style-name="Heading_20_2" text:outline-level="2"><text:a xlink:type="simple" xlink:href="../proofed_chapters.odt#ChID:12%7Cregion" text:style-name="Internet_20_link">Chapter 12</text:a></text:h>
      <text:section text:style-name="Sect1" text:name="sc29">
        <text:p text:style-name="Text_20_body"/>
      </text:section>
      <text:p text:style-name="Heading_20_4">* * *</text:p>
      <text:section text:style-name="Sect1" text:name="sc31">
        <text:p text:style-name="Text_20_body"/>
      </text:section>
      <text:h text:style-name="Heading_20_2" text:outline-level="2"><text:a xlink:type="simple" xlink:href="../proofed_chapters.odt#ChID:13%7Cregion" text:style-name="Internet_20_link">Chapter 13</text:a></text:h>
      <text:section text:style-name="Sect1" text:name="sc34">
        <text:p text:style-name="Text_20_body"/>
      </text:section>
      <text:h text:style-name="Heading_20_2" text:outline-level="2"><text:a xlink:type="simple" xlink:href="../proofed_chapters.odt#ChID:14%7Cregion" text:style-name="Internet_20_link">Chapter 14</text:a></text:h>
      <text:h text:style-name="Heading_20_2" text:outline-level="2"><text:a xlink:type="simple" xlink:href="../proofed_chapters.odt#ChID:15%7Cregion" text:style-name="Internet_20_link">Chapter 15</text:a></text:h>
      <text:section text:style-name="Sect1" text:name="sc38">
        <text:p text:style-name="Text_20_body"/>
      </text:section>
      <text:p text:style-name="Heading_20_4"><text:soft-page-break/>* * *</text:p>
      <text:section text:style-name="Sect1" text:name="sc40">
        <text:p text:style-name="Text_20_body"/>
      </text:section>
      <text:h text:style-name="Heading_20_2" text:outline-level="2"><text:a xlink:type="simple" xlink:href="../proofed_chapters.odt#ChID:16%7Cregion" text:style-name="Internet_20_link">Chapter 16</text:a></text:h>
      <text:section text:style-name="Sect1" text:name="sc43">
        <text:p text:style-name="Text_20_body"/>
      </text:section>
      <text:p text:style-name="Heading_20_4">* * *</text:p>
      <text:section text:style-name="Sect1" text:name="sc45">
        <text:p text:style-name="Text_20_body"/>
      </text:section>
      <text:h text:style-name="Heading_20_2" text:outline-level="2"><text:a xlink:type="simple" xlink:href="../proofed_chapters.odt#ChID:17%7Cregion" text:style-name="Internet_20_link">Chapter 17</text:a></text:h>
      <text:section text:style-name="Sect1" text:name="sc47">
        <text:p text:style-name="Text_20_body"/>
      </text:section>
      <text:p text:style-name="Heading_20_4">* * *</text:p>
      <text:section text:style-name="Sect1" text:name="sc49">
        <text:p text:style-name="Text_20_body"/>
      </text:section>
      <text:h text:style-name="Heading_20_1" text:outline-level="1"><text:a xlink:type="simple" xlink:href="../proofed_parts.odt#ChID:35%7Cregion" text:style-name="Internet_20_link">Part 2</text:a></text:h>
      <text:h text:style-name="Heading_20_2" text:outline-level="2"><text:a xlink:type="simple" xlink:href="../proofed_chapters.odt#ChID:18%7Cregion" text:style-name="Internet_20_link">Chapter 18</text:a></text:h>
      <text:section text:style-name="Sect1" text:name="sc51">
        <text:p text:style-name="Text_20_body"/>
      </text:section>
      <text:p text:style-name="Heading_20_4"><text:soft-page-break/>* * *</text:p>
      <text:section text:style-name="Sect1" text:name="sc53">
        <text:p text:style-name="Text_20_body"/>
      </text:section>
      <text:h text:style-name="Heading_20_2" text:outline-level="2"><text:a xlink:type="simple" xlink:href="../proofed_chapters.odt#ChID:19%7Cregion" text:style-name="Internet_20_link">Chapter 19</text:a></text:h>
      <text:section text:style-name="Sect1" text:name="sc55">
        <text:p text:style-name="Text_20_body"/>
      </text:section>
      <text:p text:style-name="Heading_20_4">* * *</text:p>
      <text:section text:style-name="Sect1" text:name="sc57">
        <text:p text:style-name="Text_20_body"/>
      </text:section>
      <text:h text:style-name="Heading_20_2" text:outline-level="2"><text:a xlink:type="simple" xlink:href="../proofed_chapters.odt#ChID:20%7Cregion" text:style-name="Internet_20_link">Chapter 20</text:a></text:h>
      <text:section text:style-name="Sect1" text:name="sc60">
        <text:p text:style-name="Text_20_body"/>
      </text:section>
      <text:p text:style-name="Heading_20_4">* * *</text:p>
      <text:section text:style-name="Sect1" text:name="sc62">
        <text:p text:style-name="Text_20_body"/>
      </text:section>
      <text:p text:style-name="Heading_20_4">* * *</text:p>
      <text:section text:style-name="Sect1" text:name="sc64">
        <text:p text:style-name="Text_20_body"/>
      </text:section>
      <text:h text:style-name="Heading_20_2" text:outline-level="2"><text:a xlink:type="simple" xlink:href="../proofed_chapters.odt#ChID:21%7Cregion" text:style-name="Internet_20_link">Chapter 21</text:a></text:h>
      <text:section text:style-name="Sect1" text:name="sc66">
        <text:p text:style-name="Text_20_body"/>
      </text:section>
      <text:p text:style-name="Heading_20_4"><text:soft-page-break/>* * *</text:p>
      <text:section text:style-name="Sect1" text:name="sc68">
        <text:p text:style-name="Text_20_body"/>
      </text:section>
      <text:h text:style-name="Heading_20_2" text:outline-level="2"><text:a xlink:type="simple" xlink:href="../proofed_chapters.odt#ChID:22%7Cregion" text:style-name="Internet_20_link">Chapter 22</text:a></text:h>
      <text:section text:style-name="Sect1" text:name="sc71">
        <text:p text:style-name="Text_20_body"/>
      </text:section>
      <text:h text:style-name="Heading_20_2" text:outline-level="2"><text:a xlink:type="simple" xlink:href="../proofed_chapters.odt#ChID:23%7Cregion" text:style-name="Internet_20_link">Chapter 23</text:a></text:h>
      <text:section text:style-name="Sect1" text:name="sc74">
        <text:p text:style-name="Text_20_body"/>
      </text:section>
      <text:h text:style-name="Heading_20_2" text:outline-level="2"><text:a xlink:type="simple" xlink:href="../proofed_chapters.odt#ChID:24%7Cregion" text:style-name="Internet_20_link">Chapter 24</text:a></text:h>
      <text:section text:style-name="Sect1" text:name="sc77">
        <text:p text:style-name="Text_20_body"/>
      </text:section>
      <text:p text:style-name="Heading_20_4">* * *</text:p>
      <text:section text:style-name="Sect1" text:name="sc79">
        <text:p text:style-name="Text_20_body"/>
      </text:section>
      <text:p text:style-name="Heading_20_4">* * *</text:p>
      <text:section text:style-name="Sect1" text:name="sc81">
        <text:p text:style-name="Text_20_body"/>
      </text:section>
      <text:h text:style-name="Heading_20_2" text:outline-level="2"><text:soft-page-break/><text:a xlink:type="simple" xlink:href="../proofed_chapters.odt#ChID:25%7Cregion" text:style-name="Internet_20_link">Chapter 25</text:a></text:h>
      <text:section text:style-name="Sect1" text:name="sc84">
        <text:p text:style-name="Text_20_body"/>
      </text:section>
      <text:p text:style-name="Heading_20_4">* * *</text:p>
      <text:section text:style-name="Sect1" text:name="sc86">
        <text:p text:style-name="Text_20_body"/>
      </text:section>
      <text:h text:style-name="Heading_20_2" text:outline-level="2"><text:a xlink:type="simple" xlink:href="../proofed_chapters.odt#ChID:26%7Cregion" text:style-name="Internet_20_link">Chapter 26</text:a></text:h>
      <text:section text:style-name="Sect1" text:name="sc89">
        <text:p text:style-name="Text_20_body"/>
      </text:section>
      <text:h text:style-name="Heading_20_2" text:outline-level="2"><text:a xlink:type="simple" xlink:href="../proofed_chapters.odt#ChID:27%7Cregion" text:style-name="Internet_20_link">Chapter 27</text:a></text:h>
      <text:section text:style-name="Sect1" text:name="sc92">
        <text:p text:style-name="Text_20_body"/>
      </text:section>
      <text:p text:style-name="Heading_20_4">* * *</text:p>
      <text:section text:style-name="Sect1" text:name="sc94">
        <text:p text:style-name="Text_20_body"/>
      </text:section>
      <text:h text:style-name="Heading_20_2" text:outline-level="2"><text:a xlink:type="simple" xlink:href="../proofed_chapters.odt#ChID:28%7Cregion" text:style-name="Internet_20_link">Chapter 28</text:a></text:h>
      <text:section text:style-name="Sect1" text:name="sc96">
        <text:p text:style-name="Text_20_body"/>
      </text:section>
      <text:p text:style-name="Heading_20_4">* * *</text:p>
      <text:section text:style-name="Sect1" text:name="sc98">
        <text:p text:style-name="Text_20_body"/>
      </text:section>
      <text:h text:style-name="Heading_20_2" text:outline-level="2"><text:soft-page-break/><text:a xlink:type="simple" xlink:href="../proofed_chapters.odt#ChID:29%7Cregion" text:style-name="Internet_20_link">Chapter 29</text:a></text:h>
      <text:section text:style-name="Sect1" text:name="sc101">
        <text:p text:style-name="Text_20_body"/>
      </text:section>
      <text:p text:style-name="Heading_20_4">* * *</text:p>
      <text:section text:style-name="Sect1" text:name="sc103">
        <text:p text:style-name="Text_20_body"/>
      </text:section>
      <text:p text:style-name="Heading_20_4">* * *</text:p>
      <text:section text:style-name="Sect1" text:name="sc105">
        <text:p text:style-name="Text_20_body"/>
      </text:section>
      <text:h text:style-name="Heading_20_2" text:outline-level="2"><text:a xlink:type="simple" xlink:href="../proofed_chapters.odt#ChID:30%7Cregion" text:style-name="Internet_20_link">Chapter 30</text:a></text:h>
      <text:section text:style-name="Sect1" text:name="sc108">
        <text:p text:style-name="Text_20_body"/>
      </text:section>
      <text:p text:style-name="Heading_20_4">* * *</text:p>
      <text:section text:style-name="Sect1" text:name="sc110">
        <text:p text:style-name="Text_20_body"/>
      </text:section>
      <text:p text:style-name="Heading_20_4">* * *</text:p>
      <text:section text:style-name="Sect1" text:name="sc112">
        <text:p text:style-name="Text_20_body"/>
      </text:section>
      <text:h text:style-name="Heading_20_2" text:outline-level="2"><text:a xlink:type="simple" xlink:href="../proofed_chapters.odt#ChID:31%7Cregion" text:style-name="Internet_20_link">Chapter 31</text:a></text:h>
      <text:section text:style-name="Sect1" text:name="sc114">
        <text:p text:style-name="Text_20_body"/>
      </text:section>
      <text:p text:style-name="Heading_20_4"><text:soft-page-break/>* * *</text:p>
      <text:section text:style-name="Sect1" text:name="sc116">
        <text:p text:style-name="Text_20_body"/>
      </text:section>
      <text:h text:style-name="Heading_20_2" text:outline-level="2"><text:a xlink:type="simple" xlink:href="../proofed_chapters.odt#ChID:32%7Cregion" text:style-name="Internet_20_link">Chapter 32</text:a></text:h>
      <text:section text:style-name="Sect1" text:name="sc11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egoe UI" svg:font-family="'Segoe UI'"/>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loext:contextual-spacing="false"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loext:contextual-spacing="false" fo:margin="100%" fo:margin-left="1cm" fo:margin-right="0cm" fo:margin-top="0cm" fo:margin-bottom="0cm" fo:text-indent="0cm" style:auto-text-indent="false"/>
      <style:text-properties style:font-name="Consolas"/>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loext:margin-gutter="0pt"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2T14:36:00Z</meta:creation-date>
    <dc:date>2026-01-14T18:46:10.20</dc:date>
    <meta:editing-duration>PT4M56S</meta:editing-duration>
    <meta:editing-cycles>4</meta:editing-cycles>
    <meta:document-statistic meta:table-count="0" meta:image-count="0" meta:object-count="0" meta:page-count="17" meta:paragraph-count="104" meta:word-count="2356" meta:character-count="12888"/>
  </office:meta>
</office:document-meta>
</file>